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_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WOE</text:p>
          </table:table-cell>
          <table:table-cell office:value-type="string" calcext:value-type="string">
            <text:p>IV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260" calcext:value-type="float">
            <text:p>2260</text:p>
          </table:table-cell>
          <table:table-cell office:value-type="float" office:value="273" calcext:value-type="float">
            <text:p>273</text:p>
          </table:table-cell>
          <table:table-cell table:formula="of:=[.B2]/[.B$4]" office:value-type="float" office:value="0.933113129644921" calcext:value-type="float">
            <text:p>0.933113129644921</text:p>
          </table:table-cell>
          <table:table-cell table:formula="of:=[.C2]/[.C$4]" office:value-type="float" office:value="0.720316622691293" calcext:value-type="float">
            <text:p>0.720316622691293</text:p>
          </table:table-cell>
          <table:table-cell table:formula="of:=LN([.D2]/[.E2])" office:value-type="float" office:value="0.258835578050761" calcext:value-type="float">
            <text:p>0.258835578050761</text:p>
          </table:table-cell>
          <table:table-cell table:formula="of:=([.D2]-[.E2])*[.F2]" office:value-type="float" office:value="0.0550793068845251" calcext:value-type="float">
            <text:p>0.0550793068845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62" calcext:value-type="float">
            <text:p>162</text:p>
          </table:table-cell>
          <table:table-cell office:value-type="float" office:value="106" calcext:value-type="float">
            <text:p>106</text:p>
          </table:table-cell>
          <table:table-cell table:formula="of:=[.B3]/[.B$4]" office:value-type="float" office:value="0.0668868703550785" calcext:value-type="float">
            <text:p>0.066886870355079</text:p>
          </table:table-cell>
          <table:table-cell table:formula="of:=[.C3]/[.C$4]" office:value-type="float" office:value="0.279683377308707" calcext:value-type="float">
            <text:p>0.279683377308707</text:p>
          </table:table-cell>
          <table:table-cell table:formula="of:=LN([.D3]/[.E3])" office:value-type="float" office:value="-1.43065547791029" calcext:value-type="float">
            <text:p>-1.43065547791029</text:p>
          </table:table-cell>
          <table:table-cell table:formula="of:=([.D3]-[.E3])*[.F3]" office:value-type="float" office:value="0.304438488353385" calcext:value-type="float">
            <text:p>0.304438488353385</text:p>
          </table:table-cell>
        </table:table-row>
        <table:table-row table:style-name="ro1">
          <table:table-cell/>
          <table:table-cell table:formula="of:=SUM([.B2:.B3])" office:value-type="float" office:value="2422" calcext:value-type="float">
            <text:p>2422</text:p>
          </table:table-cell>
          <table:table-cell table:formula="of:=SUM([.C2:.C3])" office:value-type="float" office:value="379" calcext:value-type="float">
            <text:p>379</text:p>
          </table:table-cell>
          <table:table-cell table:number-columns-repeated="3"/>
          <table:table-cell table:formula="of:=SUM([.G2:.G3])" office:value-type="float" office:value="0.35951779523791" calcext:value-type="float">
            <text:p>0.3595177952379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_VM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WOE</text:p>
          </table:table-cell>
          <table:table-cell office:value-type="string" calcext:value-type="string">
            <text:p>IV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730" calcext:value-type="float">
            <text:p>1730</text:p>
          </table:table-cell>
          <table:table-cell office:value-type="float" office:value="314" calcext:value-type="float">
            <text:p>314</text:p>
          </table:table-cell>
          <table:table-cell table:formula="of:=[.B8]/[.B$4]" office:value-type="float" office:value="0.714285714285714" calcext:value-type="float">
            <text:p>0.714285714285714</text:p>
          </table:table-cell>
          <table:table-cell table:formula="of:=[.C8]/[.C$4]" office:value-type="float" office:value="0.828496042216359" calcext:value-type="float">
            <text:p>0.828496042216359</text:p>
          </table:table-cell>
          <table:table-cell table:formula="of:=LN([.D8]/[.E8])" office:value-type="float" office:value="-0.14832901744704" calcext:value-type="float">
            <text:p>-0.14832901744704</text:p>
          </table:table-cell>
          <table:table-cell table:formula="of:=([.D8]-[.E8])*[.F8]" office:value-type="float" office:value="0.0169407057242567" calcext:value-type="float">
            <text:p>0.016940705724257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692" calcext:value-type="float">
            <text:p>692</text:p>
          </table:table-cell>
          <table:table-cell office:value-type="float" office:value="65" calcext:value-type="float">
            <text:p>65</text:p>
          </table:table-cell>
          <table:table-cell table:formula="of:=[.B9]/[.B$4]" office:value-type="float" office:value="0.285714285714286" calcext:value-type="float">
            <text:p>0.285714285714286</text:p>
          </table:table-cell>
          <table:table-cell table:formula="of:=[.C9]/[.C$4]" office:value-type="float" office:value="0.171503957783641" calcext:value-type="float">
            <text:p>0.171503957783641</text:p>
          </table:table-cell>
          <table:table-cell table:formula="of:=LN([.D9]/[.E9])" office:value-type="float" office:value="0.510385966691421" calcext:value-type="float">
            <text:p>0.510385966691421</text:p>
          </table:table-cell>
          <table:table-cell table:formula="of:=([.D9]-[.E9])*[.F9]" office:value-type="float" office:value="0.0582913486270262" calcext:value-type="float">
            <text:p>0.058291348627026</text:p>
          </table:table-cell>
        </table:table-row>
        <table:table-row table:style-name="ro1">
          <table:table-cell table:number-columns-repeated="6"/>
          <table:table-cell table:formula="of:=SUM([.G8:.G9])" office:value-type="float" office:value="0.075232054351283" calcext:value-type="float">
            <text:p>0.0752320543512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00:33:33.498215278</meta:creation-date>
    <dc:date>2018-04-04T08:59:01.124073891</dc:date>
    <meta:editing-duration>PT7H55M7S</meta:editing-duration>
    <meta:editing-cycles>1</meta:editing-cycles>
    <meta:document-statistic meta:table-count="1" meta:cell-count="46" meta:object-count="0"/>
    <meta:generator>LibreOffice/6.0.2.1$Linux_X86_64 LibreOffice_project/00m0$Build-1</meta:generator>
  </office:meta>
</office:document-meta>
</file>